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P4" style:family="paragraph" style:parent-style-name="Standard">
      <style:text-properties officeooo:rsid="000afde2" officeooo:paragraph-rsid="000afde2"/>
    </style:style>
    <style:style style:name="P5" style:family="paragraph" style:parent-style-name="Standard">
      <style:text-properties officeooo:rsid="000c7a96" officeooo:paragraph-rsid="000c7a96"/>
    </style:style>
    <style:style style:name="P6" style:family="paragraph" style:parent-style-name="Standard">
      <style:text-properties officeooo:rsid="000753fb" officeooo:paragraph-rsid="000753fb" fo:background-color="transparent"/>
    </style:style>
    <style:style style:name="P7" style:family="paragraph" style:parent-style-name="Standard">
      <style:text-properties officeooo:rsid="000afde2" officeooo:paragraph-rsid="000753fb" fo:background-color="transparent"/>
    </style:style>
    <style:style style:name="P8" style:family="paragraph" style:parent-style-name="Standard">
      <style:text-properties officeooo:rsid="000afde2" officeooo:paragraph-rsid="000afde2" fo:background-color="transparent"/>
    </style:style>
    <style:style style:name="P9" style:family="paragraph" style:parent-style-name="Standard">
      <style:text-properties officeooo:rsid="000f9179" officeooo:paragraph-rsid="000c7a96" fo:background-color="transparent"/>
    </style:style>
    <style:style style:name="P10" style:family="paragraph" style:parent-style-name="Standard">
      <style:text-properties officeooo:rsid="000f9179" officeooo:paragraph-rsid="000f9179" fo:background-color="transparent"/>
    </style:style>
    <style:style style:name="P11" style:family="paragraph" style:parent-style-name="Standard">
      <style:text-properties officeooo:rsid="001035d4" officeooo:paragraph-rsid="001035d4" fo:background-color="transparent"/>
    </style:style>
    <style:style style:name="P12" style:family="paragraph" style:parent-style-name="Standard">
      <style:text-properties officeooo:rsid="00103b72" officeooo:paragraph-rsid="00103b72" fo:background-color="transparent"/>
    </style:style>
    <style:style style:name="P13" style:family="paragraph" style:parent-style-name="Standard">
      <style:text-properties officeooo:rsid="00108980" officeooo:paragraph-rsid="00108980" fo:background-color="transparent"/>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style:style style:name="T9" style:family="text">
      <style:text-properties officeooo:rsid="000afde2" fo:background-color="transparent" loext:char-shading-value="0"/>
    </style:style>
    <style:style style:name="T10" style:family="text">
      <style:text-properties officeooo:rsid="000e4fde" fo:background-color="transparent" loext:char-shading-value="0"/>
    </style:style>
    <style:style style:name="T11" style:family="text">
      <style:text-properties officeooo:rsid="000f9179" fo:background-color="transparent" loext:char-shading-value="0"/>
    </style:style>
    <style:style style:name="T12" style:family="text">
      <style:text-properties officeooo:rsid="000e4fde"/>
    </style:style>
    <style:style style:name="T13" style:family="text">
      <style:text-properties officeooo:rsid="001035d4"/>
    </style:style>
    <style:style style:name="T14" style:family="text">
      <style:text-properties officeooo:rsid="001089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6">Still stunned she held her gaze now with the wall behind the doctor, and gently shivered her head.</text:p>
      <text:p text:style-name="P6">Turning to the mother he now said “Now other than carrying out further tests is there anything else I can do to help?”</text:p>
      <text:p text:style-name="P6">“How will the clinic contact us”</text:p>
      <text:p text:style-name="P3"><text:span text:style-name="T5">“I expect they'll call in the morning </text:span><text:span text:style-name="T8">but sometimes they can be busy, she can I expect the counsillor to see her tomorrow and Thursday at the latest.”</text:span></text:p>
      <text:p text:style-name="P3"><text:span text:style-name="T8">“</text:span><text:span text:style-name="T9">And she'll carry out further tests?”</text:span></text:p>
      <text:p text:style-name="P7">“No, they will be carried out by a nurse at the clinic, but the councillor will sort out the appointments.”</text:p>
      <text:p text:style-name="P7"><text:soft-page-break/>“Right thank you doctor” She stood ready to leave, “lets go Megan”</text:p>
      <text:p text:style-name="P8">Slowly she stood up and as her mother put her arm over her shoulder to escort her to the door, she proceeded slowly to the exit.</text:p>
      <text:p text:style-name="P4">“<text:span text:style-name="T12">Mrs Menzies ...” he paused, coughed and then “it'll be best to assume the tests are right and then … well if there has been a mistake then ...”</text:span></text:p>
      <text:p text:style-name="P4">“<text:span text:style-name="T12">I understand Dr Mallory, thank you” the clicking of the lock on the door offered some closure to the unpleasant atmosephere in the room.</text:span></text:p>
      <text:p text:style-name="P4"/>
      <text:p text:style-name="P5"><text:span text:style-name="T5">They walked to the car without talking. <text:s/></text:span><text:span text:style-name="T10"><text:s/>Sat side by side </text:span><text:span text:style-name="T11">in the car the older of the two mothers breathed out heavily between pursed lips. <text:s/>Stared fixedly at the road ahead, placed the key in the ignition, but just before she turned the key she was interrupted</text:span></text:p>
      <text:p text:style-name="P9">“<text:span text:style-name="T13">M</text:span>um ...” </text:p>
      <text:p text:style-name="P10">silence</text:p>
      <text:p text:style-name="P10">“<text:span text:style-name="T13">M</text:span>um, what does being pregnant feel like?”</text:p>
      <text:p text:style-name="P11">She looked across at her daughter, tears welling up in her eyes. <text:s/>“It feels like many different things. <text:s/>It feels like an illness, and you know something is growing inside of you. <text:s/>It also feels a<text:span text:style-name="T1"> wonderful</text:span>, you feel the knew life being growing inside. You feel creation inside of you and don't have to do anything, it all just happens. <text:s/>It's scary and it's exciting” tears rolled down her cheek “but you are not ready for all that”</text:p>
      <text:p text:style-name="P12">She started the car and they drove out of the car park. <text:s/>It started to drizzle and she turned on the windscreen wipers, but she turned them on fast and they scraped over the windscreen. <text:s/>She adjusted to intermitent, as the rain drops spotted the <text:span text:style-name="T14">vista</text:span>.</text:p>
      <text:p text:style-name="P12"/>
      <text:p text:style-name="P13">She unlocked the front door and they went in. <text:s/>She'd only undone the one lock which indicated her husband was home. <text:s/>“Tel” she called out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6-03-27T18:39:26.993841180</dc:date>
    <meta:editing-cycles>17</meta:editing-cycles>
    <meta:editing-duration>PT1H34M28S</meta:editing-duration>
    <dc:creator>Pete Curati</dc:creator>
    <meta:document-statistic meta:table-count="0" meta:image-count="0" meta:object-count="0" meta:page-count="2" meta:paragraph-count="23" meta:word-count="965" meta:character-count="5211" meta:non-whitespace-character-count="4236"/>
    <meta:user-defined meta:name="Info 1"/>
    <meta:user-defined meta:name="Info 2"/>
    <meta:user-defined meta:name="Info 3"/>
    <meta:user-defined meta:name="Info 4"/>
  </office:meta>
</office:document-meta>
</file>